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fbdatatypes" style:family="table">
      <style:table-properties style:width="4.6792in" table:align="margins" style:may-break-between-rows="false"/>
    </style:style>
    <style:style style:name="fbdatatypes.A" style:family="table-column">
      <style:table-column-properties style:column-width="2.3396in" style:rel-column-width="32767*"/>
    </style:style>
    <style:style style:name="fbdatatypes.B" style:family="table-column">
      <style:table-column-properties style:column-width="2.3396in" style:rel-column-width="32768*"/>
    </style:style>
    <style:style style:name="fbdatatyp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bdatatypes.B1" style:family="table-cell">
      <style:table-cell-properties fo:background-color="transparent" fo:padding="0.0382in" fo:border="0.5pt solid #000000" style:writing-mode="page">
        <style:background-image/>
      </style:table-cell-properties>
    </style:style>
    <style:style style:name="fb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b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4.6792in" table:align="margins"/>
    </style:style>
    <style:style style:name="Table2.2.A" style:family="table-column">
      <style:table-column-properties style:column-width="2.3396in" style:rel-column-width="32767*"/>
    </style:style>
    <style:style style:name="Table2.2.B" style:family="table-column">
      <style:table-column-properties style:column-width="2.3396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listing2.1" style:family="table">
      <style:table-properties style:width="4.6792in" table:align="margins" fo:keep-with-next="always"/>
    </style:style>
    <style:style style:name="listing2.1.A" style:family="table-column">
      <style:table-column-properties style:column-width="4.6792in" style:rel-column-width="65535*"/>
    </style:style>
    <style:style style:name="P1" style:family="paragraph" style:parent-style-name="Table_20_Contents">
      <style:text-properties officeooo:rsid="002f1930"/>
    </style:style>
    <style:style style:name="P2" style:family="paragraph" style:parent-style-name="Table_20_Contents">
      <style:text-properties officeooo:rsid="002f1930" officeooo:paragraph-rsid="002f1930"/>
    </style:style>
    <style:style style:name="P3" style:family="paragraph" style:parent-style-name="Preformatted_20_Text">
      <style:text-properties officeooo:paragraph-rsid="002f1930"/>
    </style:style>
    <style:style style:name="P4" style:family="paragraph" style:parent-style-name="Preformatted_20_Text">
      <style:text-properties fo:font-size="12pt" officeooo:paragraph-rsid="002f1930" style:font-size-asian="12pt" style:font-size-complex="12pt"/>
    </style:style>
    <style:style style:name="P5" style:family="paragraph" style:parent-style-name="Preformatted_20_Text">
      <style:text-properties style:font-name="Arial" fo:font-size="10.5pt" officeooo:rsid="002f1930" officeooo:paragraph-rsid="002f1930" style:font-size-asian="10.5pt" style:font-size-complex="10.5pt"/>
    </style:style>
    <style:style style:name="P6" style:family="paragraph" style:parent-style-name="Preformatted_20_Text">
      <style:text-properties style:font-name="Arial" fo:font-size="10.5pt" officeooo:rsid="002f1930" officeooo:paragraph-rsid="00373e5f" style:font-size-asian="10.5pt" style:font-size-complex="10.5pt"/>
    </style:style>
    <style:style style:name="P7" style:family="paragraph" style:parent-style-name="Preformatted_20_Text">
      <style:text-properties officeooo:paragraph-rsid="00373e5f"/>
    </style:style>
    <style:style style:name="P8" style:family="paragraph" style:parent-style-name="Preformatted_20_Text">
      <style:text-properties officeooo:rsid="001e379a" officeooo:paragraph-rsid="00373e5f"/>
    </style:style>
    <style:style style:name="P9" style:family="paragraph" style:parent-style-name="Preformatted_20_Text">
      <style:text-properties officeooo:paragraph-rsid="003c1302"/>
    </style:style>
    <style:style style:name="P10" style:family="paragraph" style:parent-style-name="Text_20_body">
      <style:text-properties officeooo:paragraph-rsid="002f1930"/>
    </style:style>
    <style:style style:name="P11" style:family="paragraph" style:parent-style-name="Title">
      <style:text-properties officeooo:rsid="002f1930" officeooo:paragraph-rsid="002f1930"/>
    </style:style>
    <style:style style:name="P12" style:family="paragraph" style:parent-style-name="Title">
      <style:text-properties officeooo:rsid="003392e7" officeooo:paragraph-rsid="003392e7"/>
    </style:style>
    <style:style style:name="P13" style:family="paragraph" style:parent-style-name="caution">
      <style:text-properties officeooo:paragraph-rsid="00373e5f"/>
    </style:style>
    <style:style style:name="P14" style:family="paragraph" style:parent-style-name="Preformatted_20_Text">
      <style:paragraph-properties fo:margin-left="0in" fo:margin-right="0in" fo:text-indent="0in" style:auto-text-indent="false"/>
      <style:text-properties officeooo:rsid="003b1804" officeooo:paragraph-rsid="003b1804"/>
    </style:style>
    <style:style style:name="P15" style:family="paragraph" style:parent-style-name="Preformatted_20_Text">
      <style:paragraph-properties fo:margin-left="0in" fo:margin-right="0in" fo:text-indent="0in" style:auto-text-indent="false"/>
      <style:text-properties officeooo:paragraph-rsid="00373e5f"/>
    </style:style>
    <style:style style:name="P16" style:family="paragraph" style:parent-style-name="Preformatted_20_Text">
      <style:paragraph-properties fo:margin-left="0in" fo:margin-right="0in" fo:text-indent="0in" style:auto-text-indent="false"/>
      <style:text-properties officeooo:paragraph-rsid="003b1804"/>
    </style:style>
    <style:style style:name="P17" style:family="paragraph" style:parent-style-name="analysis">
      <style:text-properties fo:font-size="12pt" officeooo:paragraph-rsid="00373e5f" style:font-size-asian="12pt" style:font-size-complex="12pt"/>
    </style:style>
    <style:style style:name="P18" style:family="paragraph" style:parent-style-name="Table">
      <style:text-properties officeooo:paragraph-rsid="00373e5f"/>
    </style:style>
    <style:style style:name="P19" style:family="paragraph" style:parent-style-name="Heading_20_1">
      <style:paragraph-properties fo:text-align="center" style:justify-single-word="false"/>
      <style:text-properties fo:font-size="24pt" style:font-size-asian="24pt" style:font-size-complex="24pt"/>
    </style:style>
    <style:style style:name="P20" style:family="paragraph" style:parent-style-name="Heading_20_1">
      <style:paragraph-properties fo:break-before="page"/>
      <style:text-properties officeooo:rsid="002f1930" officeooo:paragraph-rsid="002f1930"/>
    </style:style>
    <style:style style:name="P21" style:family="paragraph" style:parent-style-name="Heading_20_2">
      <style:text-properties officeooo:paragraph-rsid="00373e5f"/>
    </style:style>
    <style:style style:name="P22" style:family="paragraph" style:parent-style-name="Heading_20_2">
      <style:text-properties officeooo:paragraph-rsid="003c1302"/>
    </style:style>
    <style:style style:name="P23" style:family="paragraph" style:parent-style-name="Preformatted_20_Text" style:list-style-name="L1">
      <style:text-properties officeooo:paragraph-rsid="00373e5f"/>
    </style:style>
    <style:style style:name="P24" style:family="paragraph" style:parent-style-name="Preformatted_20_Text" style:list-style-name="L3">
      <style:text-properties officeooo:paragraph-rsid="00373e5f"/>
    </style:style>
    <style:style style:name="P25" style:family="paragraph" style:parent-style-name="Preformatted_20_Text" style:list-style-name="L2">
      <style:paragraph-properties fo:margin-left="0in" fo:margin-right="0in" fo:text-indent="0in" style:auto-text-indent="false"/>
      <style:text-properties officeooo:paragraph-rsid="00373e5f"/>
    </style:style>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fo:background-color="#c0c0c0" loext:char-shading-value="0"/>
    </style:style>
    <style:style style:name="T5" style:family="text">
      <style:text-properties officeooo:rsid="00206b07"/>
    </style:style>
    <style:style style:name="T6" style:family="text">
      <style:text-properties officeooo:rsid="00166008"/>
    </style:style>
    <style:style style:name="T7" style:family="text">
      <style:text-properties officeooo:rsid="001954f9"/>
    </style:style>
    <style:style style:name="T8" style:family="text">
      <style:text-properties officeooo:rsid="00239982"/>
    </style:style>
    <style:style style:name="T9" style:family="text">
      <style:text-properties officeooo:rsid="001ab47d"/>
    </style:style>
    <style:style style:name="T10" style:family="text">
      <style:text-properties officeooo:rsid="00373e5f"/>
    </style:style>
    <style:style style:name="T11" style:family="text">
      <style:text-properties officeooo:rsid="003b1804"/>
    </style:style>
    <style:style style:name="T12" style:family="text">
      <style:text-properties officeooo:rsid="003c1302"/>
    </style:style>
    <style:style style:name="T13" style:family="text">
      <style:text-properties fo:font-weight="bold" style:font-weight-asian="bold" style:font-weight-complex="bold"/>
    </style:style>
    <style:style style:name="T14" style:family="text">
      <style:text-properties officeooo:rsid="003cd7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2">Section 1</text:p>
      <text:p text:style-name="P11"/>
      <text:h text:style-name="P19" text:outline-level="1">FreeBasic Data Types</text:h>
      <text:h text:style-name="P20" text:outline-level="1">Introduction to Data <text:span text:style-name="T2">T</text:span>ypes</text:h>
      <text:p text:style-name="P10"/>
      <text:p text:style-name="P3">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3"/>
      <text:p text:style-name="P4">FreeBasic has all the standard data types that you would expect for a Basic compiler, as well as pointers which you usually only find in lower-level languages such as C. Table <text:span text:style-name="T1">xx</text:span> lists <text:s/>the <text:span text:style-name="T1">basic different </text:span>data types that FreeBasic supports. <text:s/><text:span text:style-name="T1">Each Data type will be examined more in depth in the their own chapter. <text:s/></text:span></text:p>
      <text:p text:style-name="P3"/>
      <text:p text:style-name="P3"/>
      <table:table table:name="fbdatatypes" table:style-name="fbdatatypes">
        <table:table-column table:style-name="fbdatatypes.A"/>
        <table:table-column table:style-name="fbdatatypes.B"/>
        <table:table-header-rows>
          <text:soft-page-break/>
          <table:table-row>
            <table:table-cell table:style-name="fbdatatypes.A1" office:value-type="string">
              <text:p text:style-name="Table_20_Contents">Datatype</text:p>
            </table:table-cell>
            <table:table-cell table:style-name="fbdatatypes.B1" office:value-type="string">
              <text:p text:style-name="P1">Description</text:p>
            </table:table-cell>
          </table:table-row>
        </table:table-header-rows>
        <table:table-row>
          <table:table-cell table:style-name="fbdatatypes.A2" office:value-type="string">
            <text:p text:style-name="Table_20_Contents">Numeric </text:p>
          </table:table-cell>
          <table:table-cell table:style-name="fbdatatypes.B2" office:value-type="string">
            <text:p text:style-name="Table_20_Contents">Includes both singed and unsigned floating point <text:span text:style-name="T1">numbers </text:span><text:s/>and integers. <text:s/></text:p>
          </table:table-cell>
        </table:table-row>
        <table:table-row>
          <table:table-cell table:style-name="fbdatatypes.A2" office:value-type="string">
            <text:p text:style-name="Table_20_Contents">String</text:p>
          </table:table-cell>
          <table:table-cell table:style-name="fbdatatypes.B2" office:value-type="string">
            <text:p text:style-name="Table_20_Contents">Includes fixed-length and dynamic strings. <text:s/>Also includes NULL terminated strings.</text:p>
          </table:table-cell>
        </table:table-row>
        <table:table-row>
          <table:table-cell table:style-name="fbdatatypes.A2" office:value-type="string">
            <text:p text:style-name="Table_20_Contents">Pointers</text:p>
          </table:table-cell>
          <table:table-cell table:style-name="fbdatatypes.B2" office:value-type="string">
            <text:p text:style-name="Table_20_Contents"><text:span text:style-name="T1">A</text:span> pointer contains the memory address of data.</text:p>
          </table:table-cell>
        </table:table-row>
        <table:table-row>
          <table:table-cell table:style-name="fbdatatypes.A2" office:value-type="string">
            <text:p text:style-name="Table_20_Contents">Arrays</text:p>
          </table:table-cell>
          <table:table-cell table:style-name="fbdatatypes.B2" office:value-type="string">
            <text:p text:style-name="Table_20_Contents">Arrays are contiguous memory segments of a single or composite data type.</text:p>
          </table:table-cell>
        </table:table-row>
        <table:table-row>
          <table:table-cell table:style-name="fbdatatypes.A2" office:value-type="string">
            <text:p text:style-name="Table_20_Contents">Composite </text:p>
          </table:table-cell>
          <table:table-cell table:style-name="fbdatatypes.B2" office:value-type="string">
            <text:p text:style-name="P2">A user defined data type based on other data types. </text:p>
          </table:table-cell>
        </table:table-row>
      </table:table>
      <text:p text:style-name="P5"/>
      <text:p text:style-name="P5"/>
      <text:h text:style-name="P21" text:outline-level="2">Variables </text:h>
      <text:p text:style-name="P7">The data types define what <text:span text:style-name="T10">values</text:span> you can work with in your program, but you must create variables <text:span text:style-name="T10">before you can use them.</text:span> A variable is a name composed of letters, numbers or the underscore character such as MyInteger, or MyInteger2. There are rules for variable naming though, that you must keep in mind. </text:p>
      <text:p text:style-name="P7"/>
      <text:list xml:id="list658784335" text:style-name="L1">
        <text:list-item>
          <text:p text:style-name="P23">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3"/>
        </text:list-item>
        <text:list-item>
          <text:p text:style-name="P23"><text:soft-page-break/>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3"/>
        </text:list-item>
        <text:list-item>
          <text:p text:style-name="P23">Numbers can be used in a variable name, but cannot be the first character. MyVar1 is legal, but 1MyVar will generate a compiler error. </text:p>
          <text:p text:style-name="P23"/>
        </text:list-item>
      </text:list>
      <text:p text:style-name="P8">To create a variable, it first must be defined. <text:s text:c="2"/>Unless you are using one of the legacy modes, all variables must be dimensioned before they can be used. <text:s text:c="2"/></text:p>
      <text:p text:style-name="P7"/>
      <text:h text:style-name="P21" text:outline-level="2">The Dim Statement </text:h>
      <text:p text:style-name="P7"><text:span text:style-name="T3">T</text:span>o explicitly 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13">Dim myInteger as Integer</text:span>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7"/>
      <table:table table:name="Table2.2" table:style-name="Table2.2">
        <table:table-column table:style-name="Table2.2.A"/>
        <table:table-column table:style-name="Table2.2.B"/>
        <table:table-row>
          <table:table-cell table:style-name="Table2.2.A1" office:value-type="string">
            <text:p text:style-name="P14">Example </text:p>
          </table:table-cell>
          <table:table-cell table:style-name="Table2.2.B1" office:value-type="string">
            <text:p text:style-name="P14">Discription</text:p>
          </table:table-cell>
        </table:table-row>
        <table:table-row>
          <table:table-cell table:style-name="Table2.2.A2" office:value-type="string">
            <text:p text:style-name="P15">Dim myVar As Integer</text:p>
          </table:table-cell>
          <table:table-cell table:style-name="Table2.2.B2" office:value-type="string">
            <text:p text:style-name="P15">This will create a single integer-type variable. </text:p>
          </table:table-cell>
        </table:table-row>
        <table:table-row>
          <table:table-cell table:style-name="Table2.2.A2" office:value-type="string">
            <text:p text:style-name="P15">Dim As Integer myVar, myVar2</text:p>
          </table:table-cell>
          <table:table-cell table:style-name="Table2.2.B2" office:value-type="string">
            <text:p text:style-name="P15">This will create two integer-type variables.</text:p>
          </table:table-cell>
        </table:table-row>
        <table:table-row>
          <table:table-cell table:style-name="Table2.2.A2" office:value-type="string">
            <text:p text:style-name="P16">Dim myVar As <text:span text:style-name="T11">String</text:span></text:p>
            <text:p text:style-name="P16"><text:span text:style-name="T11">Dim </text:span>myVar2 As <text:span text:style-name="T11">Zstring</text:span></text:p>
          </table:table-cell>
          <table:table-cell table:style-name="Table2.2.B2" office:value-type="string">
            <text:p text:style-name="P15">This will create a <text:span text:style-name="T11">string</text:span>-type variable and an <text:span text:style-name="T11">Zstring</text:span>-type <text:soft-page-break/>variable. </text:p>
          </table:table-cell>
        </table:table-row>
        <table:table-row>
          <table:table-cell table:style-name="Table2.2.A2" office:value-type="string">
            <text:p text:style-name="P15">Dim myVar as Integer <text:span text:style-name="T11">ptr</text:span></text:p>
          </table:table-cell>
          <table:table-cell table:style-name="Table2.2.B2" office:value-type="string">
            <text:p text:style-name="P15">This will create <text:span text:style-name="T11">a pointer to </text:span>an integer. </text:p>
          </table:table-cell>
        </table:table-row>
        <table:table-row>
          <table:table-cell table:style-name="Table2.2.A2" office:value-type="string">
            <text:p text:style-name="P16">Dim myVar As Double = 5.5</text:p>
            <text:p text:style-name="P16"><text:span text:style-name="T11">Dim</text:span> myVar2 As Integer = 5</text:p>
          </table:table-cell>
          <table:table-cell table:style-name="Table2.2.B2" office:value-type="string">
            <text:p text:style-name="P15">This will create a double-type variable and set the value to 5.5, and an integer-type variable and set the value to 5. </text:p>
          </table:table-cell>
        </table:table-row>
        <table:table-row>
          <table:table-cell table:style-name="Table2.2.A2" office:value-type="string">
            <text:p text:style-name="P15">Dim Shared as Integer myInt</text:p>
          </table:table-cell>
          <table:table-cell table:style-name="Table2.2.B2" office:value-type="string">
            <text:p text:style-name="P15"><text:s/>This will create a shared (global)variable myInt accessible anywhere within your program. </text:p>
            <text:list xml:id="list1571550004" text:style-name="L2">
              <text:list-header>
                <text:p text:style-name="P25"/>
              </text:list-header>
            </text:list>
          </table:table-cell>
        </table:table-row>
      </table:table>
      <text:list xml:id="list2659355367" text:style-name="L3">
        <text:list-header>
          <text:p text:style-name="P24"/>
        </text:list-header>
      </text:list>
      <text:p text:style-name="P13"><text:span text:style-name="T4">Caution:</text:span> Dim myVar, myVar2 As Double. This may look like it creates two double-type variables, however myVar will not be defined and will result in compilation errors. Use rule 2 if you want to create multiple variables of the same type. </text:p>
      <text:h text:style-name="P21" text:outline-level="2">Shared Variables </text:h>
      <text:p text:style-name="P7">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7"/>
      <text:p text:style-name="supplemental">The number of variables in your program (as well as the program itself) is limited only by your available memory, up to 2 gigabytes. </text:p>
      <text:h text:style-name="Heading_20_2" text:outline-level="2"><text:soft-page-break/>Static Variables </text:h>
      <text:p text:style-name="P7">Static variables are used within subroutines and functions and retain their values between calls to the subroutine or functions. The following program demonstrates using a static variable as a counter within a subroutine. <text:span text:style-name="T5">Subroutines will be discussed in detail later in this book. </text:span></text:p>
      <text:p text:style-name="P7"/>
      <table:table table:name="listing2.1" table:style-name="listing2.1">
        <table:table-column table:style-name="listing2.1.A"/>
        <table:table-row>
          <table:table-cell office:value-type="string">
            <text:p text:style-name="code"><text:span text:style-name="T14">S</text:span>ub StaticSub()</text:p>
            <text:p text:style-name="code"><text:s text:c="3"/>'Dimension a static variable</text:p>
            <text:p text:style-name="code"><text:tab/>Static cnt As Integer</text:p>
            <text:p text:style-name="code"/>
            <text:p text:style-name="code"><text:tab/>'Increment the count</text:p>
            <text:p text:style-name="code"><text:tab/>cnt += 1</text:p>
            <text:p text:style-name="code"><text:tab/>Print "In StaticSub";cnt;" time(s)."</text:p>
            <text:p text:style-name="code">END Sub</text:p>
            <text:p text:style-name="code"/>
            <text:p text:style-name="code">'Dimension working variable</text:p>
            <text:p text:style-name="code">DIM i As Integer</text:p>
            <text:p text:style-name="code"/>
            <text:p text:style-name="code">'Call sub 10 times</text:p>
            <text:p text:style-name="code">FOR i = 1 To 10</text:p>
            <text:p text:style-name="code"><text:tab/>StaticSub</text:p>
            <text:p text:style-name="code">NEXT</text:p>
            <text:p text:style-name="code"/>
            <text:p text:style-name="code"><text:span text:style-name="T6">S</text:span>LEEP</text:p>
            <text:p text:style-name="code">END</text:p>
          </table:table-cell>
        </table:table-row>
      </table:table>
      <text:p text:style-name="P18"><text:span text:style-name="T7">Listing</text:span> <text:span text:style-name="T8">2.1</text:span>: static.bas</text:p>
      <text:p text:style-name="P7"/>
      <text:p text:style-name="P17">Analysis: <text:span text:style-name="T9">T</text:span>he subroutine StaticSub is defined. A subroutine is code that is executed only when called by the subroutine name which, in this case, is StaticSub. <text:span text:style-name="T9">The </text:span>static variable cnt, <text:span text:style-name="T9">is </text:span>dimension<text:span text:style-name="T5">ed</text:span>, which is <text:span text:style-name="T5">then </text:span>incremented when the subroutine is called. <text:span text:style-name="T9">The last line pr</text:span>ints out the current value of cnt to the console screen. </text:p>
      <text:p text:style-name="P17"><text:soft-page-break/><text:span text:style-name="T5">A</text:span> working variable that will be used in the For-Next is declared. <text:span text:style-name="T5">The next four lines, </text:span><text:s/>define the For-Next loop which will call StaticSub 10 times. <text:span text:style-name="T5">The program is then closed with the SLEEP and END commands. </text:span></text:p>
      <text:p text:style-name="P7"/>
      <text:p text:style-name="P7">Running the program in FBIde, you should get the following output. </text:p>
      <text:p text:style-name="P7"/>
      <text:p text:style-name="output">In StaticSub 1 time(s). </text:p>
      <text:p text:style-name="output">In StaticSub 2 time(s). </text:p>
      <text:p text:style-name="output">In StaticSub 3 time(s). </text:p>
      <text:p text:style-name="output">In StaticSub 4 time(s). </text:p>
      <text:p text:style-name="output">In StaticSub 5 time(s). </text:p>
      <text:p text:style-name="output">In StaticSub 6 time(s). </text:p>
      <text:p text:style-name="output">In StaticSub 7 time(s). </text:p>
      <text:p text:style-name="output">In StaticSub 8 time(s). </text:p>
      <text:p text:style-name="output">In StaticSub 9 time(s). </text:p>
      <text:p text:style-name="output">In StaticSub 10 time(s). </text:p>
      <text:p text:style-name="P18">Output 2.1: Output of static.bas </text:p>
      <text:p text:style-name="P7"/>
      <text:p text:style-name="P7">As you can see from the output, the value of cnt is preserved between calls to the subroutine. Static variables can only be defined within a subroutine or function. Variables declared outside of a subroutine or function, that is at the module level, will maintain their values and are static by default. </text:p>
      <text:h text:style-name="P21" text:outline-level="2">Common Variables </text:h>
      <text:p text:style-name="P7">Variables declared as Common can be shared between multiple code modules, that is between multiple bas files in the same program. Common variables will be discussed in detail later in this book. </text:p>
      <text:p text:style-name="P7"/>
      <text:h text:style-name="P21" text:outline-level="2"><text:soft-page-break/>Extern and Import Variables </text:h>
      <text:p text:style-name="P6">Extern and Import are used when creating DLL's and like Common, are designed to share variables in different modules. Extern and Import <text:span text:style-name="T12">are beyond the scope of the book. More information can be found on the FreeBasic website. <text:s/></text:span></text:p>
      <text:p text:style-name="P6"/>
      <text:h text:style-name="P22" text:outline-level="2">Which Data Type To Use? </text:h>
      <text:p text:style-name="P9"/>
      <text:p text:style-name="P9">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9"/>
      <text:p text:style-name="P9">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and does so more efficiently, even though you are “wasting” 3 bytes of memory by using an integer for an ASCII code. </text:p>
      <text:p text:style-name="P9"/>
      <text:p text:style-name="P9">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text:soft-page-break/>values and better precision than a single.</text:p>
      <text:p text:style-name="P9"/>
      <text:p text:style-name="P9">For <text:s/><text:span text:style-name="T12">text </text:span>data you should use a <text:span text:style-name="T12">string or Zstring. <text:s/></text:span>These are only suggestions; what data type you end up using will be dictated by the needs of your program. </text:p>
      <text:p text:style-name="P9"/>
      <text:p text:style-name="Preformatted_20_Text">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left="none" fo:border-right="none" fo:border-top="0.99pt solid #000000" fo:border-bottom="0.99pt solid #000000" style:shadow="non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meta:editing-duration>PT41M11S</meta:editing-duration>
    <meta:editing-cycles>12</meta:editing-cycles>
    <meta:generator>LibreOffice/6.2.2.2$Linux_X86_64 LibreOffice_project/20$Build-2</meta:generator>
    <meta:creation-date>2019-04-18T17:20:58.398721942</meta:creation-date>
    <dc:date>2019-04-18T20:20:58.354814429</dc:date>
    <meta:document-statistic meta:table-count="3" meta:image-count="0" meta:object-count="0" meta:page-count="9" meta:paragraph-count="92" meta:word-count="1536" meta:character-count="8849" meta:non-whitespace-character-count="7334"/>
    <meta:template xlink:type="simple" xlink:actuate="onRequest" xlink:title="Conventions Used in the Book " xlink:href="../../../Templates/book%20template%202.0.ott" meta:date="2019-04-18T17:20:56.818672505"/>
  </office:meta>
</office:document-meta>
</file>